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574cm"/>
    </style:style>
    <style:style style:name="co2" style:family="table-column">
      <style:table-column-properties fo:break-before="auto" style:column-width="7.715cm"/>
    </style:style>
    <style:style style:name="co3" style:family="table-column">
      <style:table-column-properties fo:break-before="auto" style:column-width="9.022cm"/>
    </style:style>
    <style:style style:name="co4" style:family="table-column">
      <style:table-column-properties fo:break-before="auto" style:column-width="3.411cm"/>
    </style:style>
    <style:style style:name="co5" style:family="table-column">
      <style:table-column-properties fo:break-before="auto" style:column-width="17.164cm"/>
    </style:style>
    <style:style style:name="co6" style:family="table-column">
      <style:table-column-properties fo:break-before="auto" style:column-width="5.23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194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2.263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微軟正黑體" fo:font-size="28pt" fo:font-weight="bold" style:font-name-asian="微軟正黑體1" style:font-size-asian="28pt" style:font-weight-asian="bold"/>
    </style:style>
    <style:style style:name="ce2" style:family="table-cell" style:parent-style-name="Default">
      <style:table-cell-properties style:vertical-align="middle"/>
      <style:text-properties style:font-name="微軟正黑體" fo:font-size="14pt" fo:font-weight="bold" style:font-name-asian="微軟正黑體1" style:font-size-asian="14pt" style:font-weight-asian="bold"/>
    </style:style>
    <style:style style:name="ce3" style:family="table-cell" style:parent-style-name="Default">
      <style:table-cell-properties style:vertical-align="middle"/>
      <style:text-properties style:font-name="微軟正黑體" fo:font-size="12pt" fo:font-weight="normal" style:font-name-asian="微軟正黑體1" style:font-size-asian="12pt" style:font-weight-asian="normal"/>
    </style:style>
    <style:style style:name="ce4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出流管制案件詳細資訊表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出流管制案件詳細資訊表</text:p>
          </table:table-cell>
          <table:covered-table-cell table:number-columns-repeated="6"/>
        </table:table-row>
        <table:table-row table:style-name="ro2">
          <table:table-cell table:style-name="ce2" office:value-type="string" calcext:value-type="string">
            <text:p>案件名稱</text:p>
          </table:table-cell>
          <table:table-cell table:style-name="ce2" office:value-type="string" calcext:value-type="string">
            <text:p>義務人資訊</text:p>
          </table:table-cell>
          <table:table-cell table:style-name="ce2" office:value-type="string" calcext:value-type="string">
            <text:p>承覽單位/審查單位資訊</text:p>
          </table:table-cell>
          <table:table-cell table:style-name="ce2" office:value-type="string" calcext:value-type="string">
            <text:p>開發基地面積</text:p>
          </table:table-cell>
          <table:table-cell table:style-name="ce2" office:value-type="string" calcext:value-type="string">
            <text:p>開發基地排水資訊</text:p>
          </table:table-cell>
          <table:table-cell table:style-name="ce2" office:value-type="string" calcext:value-type="string">
            <text:p>滯洪池資訊</text:p>
          </table:table-cell>
          <table:table-cell/>
        </table:table-row>
        <table:table-row table:style-name="ro3">
          <table:table-cell table:style-name="ce3" office:value-type="string" calcext:value-type="string">
            <text:p>案件名稱：國道1號增設銜接台74線系統交流道工程</text:p>
            <text:p>年度：109</text:p>
            <text:p>管理系統案號：CR-OPL-008-107-0067</text:p>
            <text:p>計畫類別：出流計畫書</text:p>
          </table:table-cell>
          <table:table-cell table:style-name="ce3" office:value-type="string" calcext:value-type="string">
            <text:p>義務人：交通部高速公路局</text:p>
            <text:p>代表人：趙興華</text:p>
          </table:table-cell>
          <table:table-cell table:style-name="ce3" office:value-type="string" calcext:value-type="string">
            <text:p>承辦單位：中棪工程顧問股份有限公司</text:p>
            <text:p>簽證技師：林玉河</text:p>
            <text:p>簽證技師(科別)：水利工程</text:p>
            <text:p>審查機關/單位：第三河川局</text:p>
          </table:table-cell>
          <table:table-cell table:style-name="ce3" office:value-type="string" calcext:value-type="string">
            <text:p>4.72 公頃</text:p>
          </table:table-cell>
          <table:table-cell table:style-name="ce3" office:value-type="string" calcext:value-type="string">
            <text:p>排入河川或排水名稱：大埔厝圳支線、員寶庄圳支線</text:p>
            <text:p>所屬水系：港尾子溪排水系統</text:p>
          </table:table-cell>
          <table:table-cell table:style-name="ce3" office:value-type="string" calcext:value-type="string">
            <text:p>數量(座)：7</text:p>
            <text:p>總體積(萬m3)：0.45096</text:p>
          </table:table-cell>
          <table:table-cell/>
        </table:table-row>
        <table:table-row table:style-name="ro3">
          <table:table-cell table:style-name="ce3" office:value-type="string" calcext:value-type="string">
            <text:p>案件名稱：台中市北屯區太原段140地號開發案</text:p>
            <text:p>年度：110</text:p>
            <text:p>管理系統案號：LR-OPL-008-110-0070</text:p>
            <text:p>計畫類別：出流計畫書</text:p>
          </table:table-cell>
          <table:table-cell table:style-name="ce3" office:value-type="string" calcext:value-type="string">
            <text:p>義務人：總太地產開發股份有限公司</text:p>
            <text:p>代表人：翁毓羚</text:p>
          </table:table-cell>
          <table:table-cell table:style-name="ce3" office:value-type="string" calcext:value-type="string">
            <text:p>承辦單位：高忠人水利技師事務所</text:p>
            <text:p>簽證技師：高忠人</text:p>
            <text:p>簽證技師(科別)：水利工程</text:p>
            <text:p>審查機關/單位：臺中市</text:p>
          </table:table-cell>
          <table:table-cell table:style-name="ce3" office:value-type="string" calcext:value-type="string">
            <text:p>3.746 公頃</text:p>
          </table:table-cell>
          <table:table-cell table:style-name="ce3" office:value-type="string" calcext:value-type="string">
            <text:p>排入河川或排水名稱：環太東路道路側溝、麗園公園排水路</text:p>
            <text:p>所屬水系：廍子溪、大里溪</text:p>
          </table:table-cell>
          <table:table-cell table:style-name="ce3" office:value-type="string" calcext:value-type="string">
            <text:p>數量(座)：1</text:p>
            <text:p>總體積(萬m3)：0.3255</text:p>
          </table:table-cell>
          <table:table-cell/>
        </table:table-row>
        <table:table-row table:style-name="ro3">
          <table:table-cell table:style-name="ce3" office:value-type="string" calcext:value-type="string">
            <text:p>案件名稱：大里區、霧峰區大里聯絡道高架橋下增設平面道路工程</text:p>
            <text:p>年度：109</text:p>
            <text:p>管理系統案號：LR-OPL-008-109-0066</text:p>
            <text:p>計畫類別：出流計畫書</text:p>
          </table:table-cell>
          <table:table-cell table:style-name="ce3" office:value-type="string" calcext:value-type="string">
            <text:p>義務人：臺中市政府建設局</text:p>
            <text:p>代表人：陳大田</text:p>
          </table:table-cell>
          <table:table-cell table:style-name="ce3" office:value-type="string" calcext:value-type="string">
            <text:p>承辦單位：劦盛工程顧問有限公司</text:p>
            <text:p>簽證技師：黃麟智</text:p>
            <text:p>簽證技師(科別)：水土保持</text:p>
            <text:p>審查機關/單位：臺中市</text:p>
          </table:table-cell>
          <table:table-cell table:style-name="ce3" office:value-type="string" calcext:value-type="string">
            <text:p>9.44 公頃</text:p>
          </table:table-cell>
          <table:table-cell table:style-name="ce3" office:value-type="string" calcext:value-type="string">
            <text:p>排入河川或排水名稱：番仔寮圳、草堤路、振興路、西湖路側溝及草溪西路166巷排水溝</text:p>
            <text:p>所屬水系：草湖溪及大里溪</text:p>
          </table:table-cell>
          <table:table-cell table:style-name="ce3" office:value-type="string" calcext:value-type="string">
            <text:p>數量(座)：1</text:p>
            <text:p>總體積(萬m3)：0.57726</text:p>
          </table:table-cell>
          <table:table-cell/>
        </table:table-row>
        <table:table-row table:style-name="ro3">
          <table:table-cell table:style-name="ce3" office:value-type="string" calcext:value-type="string">
            <text:p>案件名稱：新訂烏日(溪南)產業發展特定區計畫規劃案</text:p>
            <text:p>年度：109</text:p>
            <text:p>管理系統案號：LR-OPP-008-109-0081</text:p>
            <text:p>計畫類別：出流規劃書</text:p>
          </table:table-cell>
          <table:table-cell table:style-name="ce3" office:value-type="string" calcext:value-type="string">
            <text:p>義務人：臺中市政府</text:p>
            <text:p>代表人：盧秀燕</text:p>
          </table:table-cell>
          <table:table-cell table:style-name="ce3" office:value-type="string" calcext:value-type="string">
            <text:p>承辦單位：成邑工程顧問有限公司</text:p>
            <text:p>簽證技師：盧保吉</text:p>
            <text:p>簽證技師(科別)：水利工程</text:p>
            <text:p>審查機關/單位：臺中市</text:p>
          </table:table-cell>
          <table:table-cell table:style-name="ce3" office:value-type="string" calcext:value-type="string">
            <text:p>50.087834 公頃</text:p>
          </table:table-cell>
          <table:table-cell table:style-name="ce3" office:value-type="string" calcext:value-type="string">
            <text:p>排入河川或排水名稱：新設排水箱涵C01、C02（尺寸2MX1M）</text:p>
            <text:p>所屬水系：溪心埧排水河心累距2K+232、2K+374.3右岸處</text:p>
          </table:table-cell>
          <table:table-cell table:style-name="ce3" office:value-type="string" calcext:value-type="string">
            <text:p>數量(座)：4</text:p>
            <text:p>總體積(萬m3)：6.2256</text:p>
          </table:table-cell>
          <table:table-cell/>
        </table:table-row>
        <table:table-row table:style-name="ro3">
          <table:table-cell table:style-name="ce3" office:value-type="string" calcext:value-type="string">
            <text:p>案件名稱：臺中洲際棒球場園區娛樂商城新建工程</text:p>
            <text:p>年度：109</text:p>
            <text:p>管理系統案號：LR-OPL-008-109-0068</text:p>
            <text:p>計畫類別：出流計畫書</text:p>
          </table:table-cell>
          <table:table-cell table:style-name="ce3" office:value-type="string" calcext:value-type="string">
            <text:p>義務人：午資開發股份有限公司</text:p>
            <text:p>代表人：羅閎逸</text:p>
          </table:table-cell>
          <table:table-cell table:style-name="ce3" office:value-type="string" calcext:value-type="string">
            <text:p>承辦單位：成邑工程顧問有限公司</text:p>
            <text:p>簽證技師：盧保吉</text:p>
            <text:p>簽證技師(科別)：水利工程</text:p>
            <text:p>審查機關/單位：臺中市</text:p>
          </table:table-cell>
          <table:table-cell table:style-name="ce3" office:value-type="string" calcext:value-type="string">
            <text:p>2.8805 公頃</text:p>
          </table:table-cell>
          <table:table-cell table:style-name="ce3" office:value-type="string" calcext:value-type="string">
            <text:p>排入河川或排水名稱：崇德19路側溝</text:p>
            <text:p>所屬水系：麻園溪同平巷截水道排水（土庫溪）</text:p>
          </table:table-cell>
          <table:table-cell table:style-name="ce3" office:value-type="string" calcext:value-type="string">
            <text:p>數量(座)：1</text:p>
            <text:p>總體積(萬m3)：0.2025</text:p>
          </table:table-cell>
          <table:table-cell/>
        </table:table-row>
        <table:table-row table:style-name="ro3">
          <table:table-cell table:style-name="ce3" office:value-type="string" calcext:value-type="string">
            <text:p>案件名稱：鎧全產業園區</text:p>
            <text:p>年度：109</text:p>
            <text:p>管理系統案號：LR-OPP-008-109-0082</text:p>
            <text:p>計畫類別：出流規劃書</text:p>
          </table:table-cell>
          <table:table-cell table:style-name="ce3" office:value-type="string" calcext:value-type="string">
            <text:p>義務人：鎧全鐵材製品股份有限公司</text:p>
            <text:p>代表人：莊永川</text:p>
          </table:table-cell>
          <table:table-cell table:style-name="ce3" office:value-type="string" calcext:value-type="string">
            <text:p>承辦單位：成邑工程顧問有限公司</text:p>
            <text:p>簽證技師：盧保吉</text:p>
            <text:p>簽證技師(科別)：水利工程</text:p>
            <text:p>審查機關/單位：臺中市</text:p>
          </table:table-cell>
          <table:table-cell table:style-name="ce3" office:value-type="string" calcext:value-type="string">
            <text:p>26.557745 公頃</text:p>
          </table:table-cell>
          <table:table-cell table:style-name="ce3" office:value-type="string" calcext:value-type="string">
            <text:p>排入河川或排水名稱：高美圳幹線之退水路</text:p>
            <text:p>所屬水系：新設管線之高美圳幹線之退水路</text:p>
          </table:table-cell>
          <table:table-cell table:style-name="ce3" office:value-type="string" calcext:value-type="string">
            <text:p>數量(座)：1</text:p>
            <text:p>總體積(萬m3)：3.4272</text:p>
          </table:table-cell>
          <table:table-cell/>
        </table:table-row>
        <table:table-row table:style-name="ro3">
          <table:table-cell table:style-name="ce3" office:value-type="string" calcext:value-type="string">
            <text:p>案件名稱：台中港特定區計畫(忠和段部分農業區變更為乙種工業區及相關公共設施用地)案</text:p>
            <text:p>年度：109</text:p>
            <text:p>管理系統案號：LR-OPP-008-109-0083</text:p>
            <text:p>計畫類別：出流規劃書</text:p>
          </table:table-cell>
          <table:table-cell table:style-name="ce3" office:value-type="string" calcext:value-type="string">
            <text:p>義務人：永遠土地開發股份有限公司</text:p>
            <text:p>代表人：陳俐妏</text:p>
          </table:table-cell>
          <table:table-cell table:style-name="ce3" office:value-type="string" calcext:value-type="string">
            <text:p>承辦單位：嵐海工程顧問股份有限公司</text:p>
            <text:p>簽證技師：楊閔嵐</text:p>
            <text:p>簽證技師(科別)：土木工程</text:p>
            <text:p>審查機關/單位：臺中市</text:p>
          </table:table-cell>
          <table:table-cell table:style-name="ce3" office:value-type="string" calcext:value-type="string">
            <text:p>25.0432 公頃</text:p>
          </table:table-cell>
          <table:table-cell table:style-name="ce3" office:value-type="string" calcext:value-type="string">
            <text:p>排入河川或排水名稱：龍井海溝</text:p>
            <text:p>所屬水系：龍井海溝</text:p>
          </table:table-cell>
          <table:table-cell table:style-name="ce3" office:value-type="string" calcext:value-type="string">
            <text:p>數量(座)：1</text:p>
            <text:p>總體積(萬m3)：2</text:p>
          </table:table-cell>
          <table:table-cell/>
        </table:table-row>
        <table:table-row table:style-name="ro3">
          <table:table-cell table:style-name="ce3" office:value-type="string" calcext:value-type="string">
            <text:p>案件名稱：鳥嘴潭人工湖下游自來水供水工程─鳥嘴潭淨水廠</text:p>
            <text:p>年度：108</text:p>
            <text:p>管理系統案號：LR-OPP-008-108-0057</text:p>
            <text:p>計畫類別：出流規劃書</text:p>
          </table:table-cell>
          <table:table-cell table:style-name="ce3" office:value-type="string" calcext:value-type="string">
            <text:p>義務人：台灣自來水股份有限公司</text:p>
            <text:p>代表人：胡南澤</text:p>
          </table:table-cell>
          <table:table-cell table:style-name="ce3" office:value-type="string" calcext:value-type="string">
            <text:p>承辦單位：黎明工程顧問股份有限公司</text:p>
            <text:p>簽證技師：陳瑞昌</text:p>
            <text:p>簽證技師(科別)：水利工程</text:p>
            <text:p>審查機關/單位：臺中市</text:p>
          </table:table-cell>
          <table:table-cell table:style-name="ce3" office:value-type="string" calcext:value-type="string">
            <text:p>18.5 公頃</text:p>
          </table:table-cell>
          <table:table-cell table:style-name="ce3" office:value-type="string" calcext:value-type="string">
            <text:p>排入河川或排水名稱：貓羅溪</text:p>
            <text:p>所屬水系：貓羅溪</text:p>
          </table:table-cell>
          <table:table-cell table:style-name="ce3" office:value-type="string" calcext:value-type="string">
            <text:p>數量(座)：1</text:p>
            <text:p>總體積(萬m3)：1.1709</text:p>
          </table:table-cell>
          <table:table-cell/>
        </table:table-row>
        <table:table-row table:style-name="ro4">
          <table:table-cell table:style-name="ce3" office:value-type="string" calcext:value-type="string">
            <text:p>案件名稱：臺中市東勢區石圍墻段石圍墻小段504-2、505-1(內)、505-2(內)、5</text:p>
            <text:p>05-3、505-4(內)地號等5筆土地申請變更編定特定專用區礦業用地及國土保安用地</text:p>
            <text:p>年度：108</text:p>
            <text:p>管理系統案號：LR-OPL-008-108-0058</text:p>
            <text:p>計畫類別：出流計畫書</text:p>
          </table:table-cell>
          <table:table-cell table:style-name="ce3" office:value-type="string" calcext:value-type="string">
            <text:p>義務人：振鑫實業有限公司</text:p>
            <text:p>代表人：林郁盛</text:p>
          </table:table-cell>
          <table:table-cell table:style-name="ce3" office:value-type="string" calcext:value-type="string">
            <text:p>承辦單位：楊森弼水利暨水土保持技師事務所</text:p>
            <text:p>簽證技師：楊森弼</text:p>
            <text:p>簽證技師(科別)：水利工程、水土保持</text:p>
            <text:p>審查機關/單位：臺中市</text:p>
          </table:table-cell>
          <table:table-cell table:style-name="ce3" office:value-type="string" calcext:value-type="string">
            <text:p>7.1491 公頃</text:p>
          </table:table-cell>
          <table:table-cell table:style-name="ce3" office:value-type="string" calcext:value-type="string">
            <text:p>排入河川或排水名稱：大安溪</text:p>
            <text:p>所屬水系：大安溪</text:p>
          </table:table-cell>
          <table:table-cell table:style-name="ce3" office:value-type="string" calcext:value-type="string">
            <text:p>數量(座)：2</text:p>
            <text:p>總體積(萬m3)：0.4166</text:p>
          </table:table-cell>
          <table:table-cell/>
        </table:table-row>
        <table:table-row table:style-name="ro3">
          <table:table-cell table:style-name="ce3" office:value-type="string" calcext:value-type="string">
            <text:p>案件名稱：誠岱機械廠股份有限公司廠房新建工程</text:p>
            <text:p>年度：108</text:p>
            <text:p>管理系統案號：LR-OPL-008-108-0059</text:p>
            <text:p>計畫類別：出流計畫書</text:p>
          </table:table-cell>
          <table:table-cell table:style-name="ce3" office:value-type="string" calcext:value-type="string">
            <text:p>義務人：誠岱機械廠股份有限公司</text:p>
            <text:p>代表人：潘義德</text:p>
          </table:table-cell>
          <table:table-cell table:style-name="ce3" office:value-type="string" calcext:value-type="string">
            <text:p>承辦單位：亞際工程技術顧問有限公司</text:p>
            <text:p>簽證技師：張緯東</text:p>
            <text:p>簽證技師(科別)：水土保持</text:p>
            <text:p>審查機關/單位：臺中市</text:p>
          </table:table-cell>
          <table:table-cell table:style-name="ce3" office:value-type="string" calcext:value-type="string">
            <text:p>3.616274 公頃</text:p>
          </table:table-cell>
          <table:table-cell table:style-name="ce3" office:value-type="string" calcext:value-type="string">
            <text:p>排入河川或排水名稱：農田水利會溝渠</text:p>
            <text:p>所屬水系：溫寮溪</text:p>
          </table:table-cell>
          <table:table-cell table:style-name="ce3" office:value-type="string" calcext:value-type="string">
            <text:p>數量(座)：2</text:p>
            <text:p>總體積(萬m3)：0.270048</text:p>
          </table:table-cell>
          <table:table-cell/>
        </table:table-row>
        <table:table-row table:style-name="ro3">
          <table:table-cell table:style-name="ce3" office:value-type="string" calcext:value-type="string">
            <text:p>案件名稱：國立臺中科技大學中護健康學院綜合大樓新建工程</text:p>
            <text:p>年度：108</text:p>
            <text:p>管理系統案號：LR-OPL-008-108-0060</text:p>
            <text:p>計畫類別：出流計畫書</text:p>
          </table:table-cell>
          <table:table-cell table:style-name="ce3" office:value-type="string" calcext:value-type="string">
            <text:p>義務人：國立臺中科技大學</text:p>
            <text:p>代表人：謝俊宏</text:p>
          </table:table-cell>
          <table:table-cell table:style-name="ce3" office:value-type="string" calcext:value-type="string">
            <text:p>承辦單位：浦騰工程顧問有限公司</text:p>
            <text:p>簽證技師：黃志彰</text:p>
            <text:p>簽證技師(科別)：水土保持</text:p>
            <text:p>審查機關/單位：臺中市</text:p>
          </table:table-cell>
          <table:table-cell table:style-name="ce3" office:value-type="string" calcext:value-type="string">
            <text:p>7.7259 公頃</text:p>
          </table:table-cell>
          <table:table-cell table:style-name="ce3" office:value-type="string" calcext:value-type="string">
            <text:p>排入河川或排水名稱：七星溪</text:p>
            <text:p>所屬水系：文山溪</text:p>
          </table:table-cell>
          <table:table-cell table:style-name="ce3" office:value-type="string" calcext:value-type="string">
            <text:p>數量(座)：2</text:p>
            <text:p>總體積(萬m3)：0.5663</text:p>
          </table:table-cell>
          <table:table-cell/>
        </table:table-row>
        <table:table-row table:style-name="ro3">
          <table:table-cell table:style-name="ce3" office:value-type="string" calcext:value-type="string">
            <text:p>案件名稱：臺中市烏日前竹地區區段徵收工程</text:p>
            <text:p>年度：108</text:p>
            <text:p>管理系統案號：LR-OPL-008-108-0061</text:p>
            <text:p>計畫類別：出流計畫書</text:p>
          </table:table-cell>
          <table:table-cell table:style-name="ce3" office:value-type="string" calcext:value-type="string">
            <text:p>義務人：臺中市政府地政局</text:p>
            <text:p>代表人：曾國鈞</text:p>
          </table:table-cell>
          <table:table-cell table:style-name="ce3" office:value-type="string" calcext:value-type="string">
            <text:p>承辦單位：台灣世曦工程顧問股份有限公司</text:p>
            <text:p>簽證技師：王韋勳</text:p>
            <text:p>簽證技師(科別)：水土保持</text:p>
            <text:p>審查機關/單位：臺中市</text:p>
          </table:table-cell>
          <table:table-cell table:style-name="ce3" office:value-type="string" calcext:value-type="string">
            <text:p>110.71 公頃</text:p>
          </table:table-cell>
          <table:table-cell table:style-name="ce3" office:value-type="string" calcext:value-type="string">
            <text:p>排入河川或排水名稱：柳川排水、旱溪排水</text:p>
            <text:p>所屬水系：大里溪</text:p>
          </table:table-cell>
          <table:table-cell table:style-name="ce3" office:value-type="string" calcext:value-type="string">
            <text:p>數量(座)：0</text:p>
            <text:p>總體積(萬m3)：0</text:p>
          </table:table-cell>
          <table:table-cell/>
        </table:table-row>
        <table:table-row table:style-name="ro3">
          <table:table-cell table:style-name="ce3" office:value-type="string" calcext:value-type="string">
            <text:p>案件名稱：廢紙容器資源回收場開發案</text:p>
            <text:p>年度：108</text:p>
            <text:p>管理系統案號：LR-OPP-008-108-0062</text:p>
            <text:p>計畫類別：出流規劃書</text:p>
          </table:table-cell>
          <table:table-cell table:style-name="ce3" office:value-type="string" calcext:value-type="string">
            <text:p>義務人：正隆股份有限公司</text:p>
            <text:p>代表人：鄭舒云</text:p>
          </table:table-cell>
          <table:table-cell table:style-name="ce3" office:value-type="string" calcext:value-type="string">
            <text:p>承辦單位：崇岳工程顧問有限公司</text:p>
            <text:p>簽證技師：張曉康</text:p>
            <text:p>簽證技師(科別)：水土保持</text:p>
            <text:p>審查機關/單位：臺中市</text:p>
          </table:table-cell>
          <table:table-cell table:style-name="ce3" office:value-type="string" calcext:value-type="string">
            <text:p>3.94 公頃</text:p>
          </table:table-cell>
          <table:table-cell table:style-name="ce3" office:value-type="string" calcext:value-type="string">
            <text:p>排入河川或排水名稱：牛稠坑排水</text:p>
            <text:p>所屬水系：大甲溪</text:p>
          </table:table-cell>
          <table:table-cell table:style-name="ce3" office:value-type="string" calcext:value-type="string">
            <text:p>數量(座)：0</text:p>
            <text:p>總體積(萬m3)：0</text:p>
          </table:table-cell>
          <table:table-cell/>
        </table:table-row>
        <table:table-row table:style-name="ro3">
          <table:table-cell table:style-name="ce3" office:value-type="string" calcext:value-type="string">
            <text:p>案件名稱：臺中市第15期市地重劃工程</text:p>
            <text:p>年度：108</text:p>
            <text:p>管理系統案號：LR-OPL-008-108-0063</text:p>
            <text:p>計畫類別：出流計畫書</text:p>
          </table:table-cell>
          <table:table-cell table:style-name="ce3" office:value-type="string" calcext:value-type="string">
            <text:p>義務人：臺中市政府地政局</text:p>
            <text:p>代表人：曾國鈞</text:p>
          </table:table-cell>
          <table:table-cell table:style-name="ce3" office:value-type="string" calcext:value-type="string">
            <text:p>承辦單位：劦盛工程顧問有限公司</text:p>
            <text:p>簽證技師：莊仁合</text:p>
            <text:p>簽證技師(科別)：水利工程</text:p>
            <text:p>審查機關/單位：臺中市</text:p>
          </table:table-cell>
          <table:table-cell table:style-name="ce3" office:value-type="string" calcext:value-type="string">
            <text:p>6.96 公頃</text:p>
          </table:table-cell>
          <table:table-cell table:style-name="ce3" office:value-type="string" calcext:value-type="string">
            <text:p>排入河川或排水名稱：中興段排水及龍船埤排水</text:p>
            <text:p>所屬水系：中興段排水及龍船埤排水</text:p>
          </table:table-cell>
          <table:table-cell table:style-name="ce3" office:value-type="string" calcext:value-type="string">
            <text:p>數量(座)：1</text:p>
            <text:p>總體積(萬m3)：0.3192</text:p>
          </table:table-cell>
          <table:table-cell/>
        </table:table-row>
        <table:table-row table:style-name="ro3">
          <table:table-cell table:style-name="ce3" office:value-type="string" calcext:value-type="string">
            <text:p>案件名稱：臺中市烏日區溪尾南段515地號等10筆土地變更編定為丁種建築用地案</text:p>
            <text:p>年度：108</text:p>
            <text:p>管理系統案號：LR-OPL-008-108-0064</text:p>
            <text:p>計畫類別：出流計畫書</text:p>
          </table:table-cell>
          <table:table-cell table:style-name="ce3" office:value-type="string" calcext:value-type="string">
            <text:p>義務人：世祥汽材製造廠股份有限公司</text:p>
            <text:p>代表人：周簡素貞</text:p>
          </table:table-cell>
          <table:table-cell table:style-name="ce3" office:value-type="string" calcext:value-type="string">
            <text:p>承辦單位：東昇工程顧問有限公司</text:p>
            <text:p>簽證技師：王安平</text:p>
            <text:p>簽證技師(科別)：土木工程、土木工程</text:p>
            <text:p>審查機關/單位：臺中市</text:p>
          </table:table-cell>
          <table:table-cell table:style-name="ce3" office:value-type="string" calcext:value-type="string">
            <text:p>2.13 公頃</text:p>
          </table:table-cell>
          <table:table-cell table:style-name="ce3" office:value-type="string" calcext:value-type="string">
            <text:p>排入河川或排水名稱：烏溪水系貓羅溪</text:p>
            <text:p>所屬水系：烏溪水系貓羅溪</text:p>
          </table:table-cell>
          <table:table-cell table:style-name="ce3" office:value-type="string" calcext:value-type="string">
            <text:p>數量(座)：0</text:p>
            <text:p>總體積(萬m3)：0</text:p>
          </table:table-cell>
          <table:table-cell/>
        </table:table-row>
        <table:table-row table:style-name="ro3">
          <table:table-cell table:style-name="ce3" office:value-type="string" calcext:value-type="string">
            <text:p>案件名稱：臺中高鐵產業創意園區</text:p>
            <text:p>年度：108</text:p>
            <text:p>管理系統案號：LR-OPP-008-108-0065</text:p>
            <text:p>計畫類別：出流規劃書</text:p>
          </table:table-cell>
          <table:table-cell table:style-name="ce3" office:value-type="string" calcext:value-type="string">
            <text:p>義務人：立欣開發建設有限公司</text:p>
            <text:p>代表人：吳鎮坤</text:p>
          </table:table-cell>
          <table:table-cell table:style-name="ce3" office:value-type="string" calcext:value-type="string">
            <text:p>承辦單位：富鴻工程技術顧問有限公司</text:p>
            <text:p>簽證技師：王德鏞</text:p>
            <text:p>簽證技師(科別)：水土保持</text:p>
            <text:p>審查機關/單位：臺中市</text:p>
          </table:table-cell>
          <table:table-cell table:style-name="ce3" office:value-type="string" calcext:value-type="string">
            <text:p>7.93 公頃</text:p>
          </table:table-cell>
          <table:table-cell table:style-name="ce3" office:value-type="string" calcext:value-type="string">
            <text:p>排入河川或排水名稱：同安厝排水</text:p>
            <text:p>所屬水系：同安厝排水</text:p>
          </table:table-cell>
          <table:table-cell table:style-name="ce3" office:value-type="string" calcext:value-type="string">
            <text:p>數量(座)：0</text:p>
            <text:p>總體積(萬m3)：0</text:p>
          </table:table-cell>
          <table:table-cell/>
        </table:table-row>
        <table:table-row table:style-name="ro3">
          <table:table-cell table:style-name="ce3" office:value-type="string" calcext:value-type="string">
            <text:p>案件名稱：測試施工階段功能案件</text:p>
            <text:p>年度：111</text:p>
            <text:p>管理系統案號：LR-OPL-008-111-0073</text:p>
            <text:p>計畫類別：出流計畫書</text:p>
          </table:table-cell>
          <table:table-cell table:style-name="ce3" office:value-type="string" calcext:value-type="string">
            <text:p>義務人：陶林數值測量工程有限公司</text:p>
            <text:p>代表人：沈明佑</text:p>
          </table:table-cell>
          <table:table-cell table:style-name="ce3" office:value-type="string" calcext:value-type="string">
            <text:p>承辦單位：陶林數值測量工程有限公司</text:p>
            <text:p>簽證技師：李暐</text:p>
            <text:p>簽證技師(科別)：測量</text:p>
            <text:p>審查機關/單位：陶林市</text:p>
          </table:table-cell>
          <table:table-cell table:style-name="ce3" office:value-type="string" calcext:value-type="string">
            <text:p>2 公頃</text:p>
          </table:table-cell>
          <table:table-cell table:style-name="ce3" office:value-type="string" calcext:value-type="string">
            <text:p>排入河川或排水名稱：test</text:p>
            <text:p>所屬水系：test</text:p>
          </table:table-cell>
          <table:table-cell table:style-name="ce3" office:value-type="string" calcext:value-type="string">
            <text:p>數量(座)：1</text:p>
            <text:p>總體積(萬m3)：0</text:p>
          </table:table-cell>
          <table:table-cell/>
        </table:table-row>
        <table:table-row table:style-name="ro5" table:number-rows-repeated="1048556">
          <table:table-cell table:number-columns-repeated="7"/>
        </table:table-row>
        <table:table-row table:style-name="ro5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1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3T09:07:54.278000000</dc:date>
    <meta:editing-duration>P0D</meta:editing-duration>
    <meta:editing-cycles>1</meta:editing-cycles>
    <meta:document-statistic meta:table-count="1" meta:cell-count="109" meta:object-count="0"/>
    <meta:generator>LibreOffice/7.3.5.2$Windows_X86_64 LibreOffice_project/184fe81b8c8c30d8b5082578aee2fed2ea847c01</meta:generator>
  </office:meta>
</office:document-meta>
</file>